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353538"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titre</text:p>
          </table:table-cell>
          <table:table-cell office:value-type="string" table:style-name="ce1">
            <text:p>rubrique</text:p>
          </table:table-cell>
          <table:table-cell office:value-type="string" table:style-name="ce1">
            <text:p>id_langue</text:p>
          </table:table-cell>
          <table:table-cell office:value-type="string" table:style-name="ce1">
            <text:p>resume</text:p>
          </table:table-cell>
          <table:table-cell office:value-type="string" table:style-name="ce1">
            <text:p>sommaire</text:p>
          </table:table-cell>
          <table:table-cell office:value-type="string" table:style-name="ce1">
            <text:p>accroche</text:p>
          </table:table-cell>
          <table:table-cell office:value-type="string" table:style-name="ce1">
            <text:p>date_parution</text:p>
          </table:table-cell>
          <table:table-cell office:value-type="string" table:style-name="ce1">
            <text:p>id_editeur</text:p>
          </table:table-cell>
          <table:table-cell office:value-type="string" table:style-name="ce1">
            <text:p>id_collection</text:p>
          </table:table-cell>
          <table:table-cell office:value-type="string" table:style-name="ce1">
            <text:p>dimension</text:p>
          </table:table-cell>
          <table:table-cell office:value-type="string" table:style-name="ce1">
            <text:p>poids</text:p>
          </table:table-cell>
          <table:table-cell office:value-type="string" table:style-name="ce1">
            <text:p>nb_pages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isbn10</text:p>
          </table:table-cell>
          <table:table-cell office:value-type="string" table:style-name="ce1">
            <text:p>isbn13</text:p>
          </table:table-cell>
          <table:table-cell office:value-type="string" table:style-name="ce1">
            <text:p>prix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edition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Gibiers exotiques</text:p>
          </table:table-cell>
          <table:table-cell office:value-type="string" table:style-name="ce3">
            <text:p>Cuisine<text:s/>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Jacques Reder a chassé sous toutes les latitudes. Grand spécialiste des recettes de gibier (avec Le chevreuil dans cette collection et une chronique régulière dans le Saint-Hubert) il nous fait partager ses meilleures expériences gastronomiques. Ce ne sont en effet que des recettes testées et goûtées qui sont détaillées et expliquées pas à pas dans cet ouvrage destiné à cuisiner ces gibiers hors du commun, accompagnés d'épices et de légumes locaux.</text:p>
          </table:table-cell>
          <table:table-cell office:value-type="string" table:style-name="ce2">
            <text:p>Agouti - Gibelotte d'agouti</text:p>
            <text:p>Autruche - Oeuf brouillé d'autruche</text:p>
            <text:p>Bubale - Foie de bubale poêlé</text:p>
            <text:p>Buffle caffer - Rognons de buffle en cocotte</text:p>
            <text:p>Buffle d'eau - Queue de buffle d'eau en sauce</text:p>
            <text:p>Caïman - Caïman en timbale coco</text:p>
            <text:p>Caribou - Caribou et canneberges</text:p>
            <text:p>Céphalophe - Côtelettes de céphalophe Zanzibar</text:p>
            <text:p>Cerf axis - Bolognaise de cerf axis</text:p>
            <text:p>Cerf de Java - Tournedos de java mauritius</text:p>
            <text:p>Cerf rusa - Rusa en salade calédonienne</text:p>
            <text:p>Cerf sika - Estouffade de cerf sika</text:p>
            <text:p>Cerf de Virginie - Chili de cerf de Virginie</text:p>
          </table:table-cell>
          <table:table-cell office:value-type="string" table:style-name="ce3">
            <text:p>Cuisine et saveurs</text:p>
          </table:table-cell>
          <table:table-cell office:value-type="date" office:date-value="2014-05-05T00:00:00" table:style-name="ce4">
            <text:p>05/05/14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2">
            <text:p>15 x 23 cm</text:p>
          </table:table-cell>
          <table:table-cell office:value-type="float" office:value="225" table:style-name="ce3">
            <text:p>225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broché</text:p>
          </table:table-cell>
          <table:table-cell table:style-name="ce2"/>
          <table:table-cell office:value-type="string" table:style-name="ce2">
            <text:p>978-221 978-2-35653-003-52144727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65" table:style-name="ce3"/>
        </table:table-row>
        <table:table-row table:style-name="ro2">
          <table:table-cell office:value-type="string" table:style-name="ce2">
            <text:p>Epices et saveurs exotiques</text:p>
          </table:table-cell>
          <table:table-cell office:value-type="string" table:style-name="ce3">
            <text:p>Cuisine<text:s/>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1 recettes de petits plats épicés pour pimenter un peu votre quotidien ! De l'entrée au dessert, en passant par les plats (poisson, viande, ou végétarien), découvrez des recettes exotiques et relevées aisément réalisables.</text:p>
          </table:table-cell>
          <table:table-cell table:style-name="ce3"/>
          <table:table-cell office:value-type="string" table:style-name="ce3">
            <text:p>Epices et saveurs exotiques</text:p>
          </table:table-cell>
          <table:table-cell office:value-type="date" office:date-value="2011-01-05T00:00:00" table:style-name="ce4">
            <text:p>05/01/1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2">
            <text:p>15 x 17 cm</text:p>
          </table:table-cell>
          <table:table-cell office:value-type="float" office:value="425" table:style-name="ce5">
            <text:p>425</text:p>
          </table:table-cell>
          <table:table-cell office:value-type="float" office:value="216" table:style-name="ce3">
            <text:p>216</text:p>
          </table:table-cell>
          <table:table-cell office:value-type="string" table:style-name="ce3">
            <text:p>broché</text:p>
          </table:table-cell>
          <table:table-cell office:value-type="string" table:style-name="ce2">
            <text:p>2-03-585927-1</text:p>
          </table:table-cell>
          <table:table-cell office:value-type="string" table:style-name="ce2">
            <text:p>978-2-03-585927-3</text:p>
          </table:table-cell>
          <table:table-cell office:value-type="float" office:value="5.9" table:style-name="ce3">
            <text:p>5,9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16365" table:style-name="ce3"/>
        </table:table-row>
        <table:table-row table:number-rows-repeated="1048573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teur</meta:initial-creator>
    <dc:creator>Administrateur</dc:creator>
    <meta:creation-date>2016-11-30T14:24:29Z</meta:creation-date>
    <dc:date>2016-11-30T14:32:30Z</dc:date>
  </office:meta>
</office:document-meta>
</file>